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895cm"/>
    </style:style>
    <style:style style:name="Tabela1.B" style:family="table-column">
      <style:table-column-properties style:column-width="3.605cm"/>
    </style:style>
    <style:style style:name="Tabela1.C" style:family="table-column">
      <style:table-column-properties style:column-width="4.249cm"/>
    </style:style>
    <style:style style:name="Tabela1.D" style:family="table-column">
      <style:table-column-properties style:column-width="4.26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e0af7" officeooo:paragraph-rsid="000e0af7"/>
    </style:style>
    <style:style style:name="P2" style:family="paragraph" style:parent-style-name="Standard">
      <style:paragraph-properties fo:text-align="start" style:justify-single-word="false"/>
      <style:text-properties officeooo:rsid="000e0af7" officeooo:paragraph-rsid="000e0af7"/>
    </style:style>
    <style:style style:name="P3" style:family="paragraph" style:parent-style-name="Standard">
      <style:paragraph-properties fo:text-align="center" style:justify-single-word="false"/>
      <style:text-properties fo:font-size="26pt" officeooo:rsid="000e0af7" officeooo:paragraph-rsid="000e0af7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e0af7" officeooo:paragraph-rsid="000e0af7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2pt" officeooo:rsid="000e0af7" officeooo:paragraph-rsid="000e0af7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officeooo:rsid="000e0af7" officeooo:paragraph-rsid="000e0af7"/>
    </style:style>
    <style:style style:name="P7" style:family="paragraph" style:parent-style-name="Table_20_Contents">
      <style:paragraph-properties fo:text-align="center" style:justify-single-word="false"/>
      <style:text-properties officeooo:rsid="000e0af7" officeooo:paragraph-rsid="000e0af7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e0af7"/>
    </style:style>
    <style:style style:name="T2" style:family="text">
      <style:text-properties officeooo:rsid="000e5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D – SORTOWANIA</text:p>
      <text:p text:style-name="P4">Jakub Kulaszewicz s17838</text:p>
      <text:p text:style-name="P1"/>
      <text:p text:style-name="P2">W dołączonym pliku źródłowym napisałem 3 sortowania w języku C (heapSort, quickSort i insertSort). Oto jak przedstawiają się wyniki czasowe dla 3 typów tablic.</text:p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">Typ tabeli / Typ sortowania</text:p>
          </table:table-cell>
          <table:table-cell table:style-name="Tabela1.A1" office:value-type="string">
            <text:p text:style-name="P7">QuickSort</text:p>
          </table:table-cell>
          <table:table-cell table:style-name="Tabela1.A1" office:value-type="string">
            <text:p text:style-name="P7">HeapSort</text:p>
          </table:table-cell>
          <table:table-cell table:style-name="Tabela1.D1" office:value-type="string">
            <text:p text:style-name="P7">InsertSort</text:p>
          </table:table-cell>
        </table:table-row>
        <table:table-row>
          <table:table-cell table:style-name="Tabela1.A2" office:value-type="string">
            <text:p text:style-name="P6">Losowa tabela</text:p>
          </table:table-cell>
          <table:table-cell table:style-name="Tabela1.A2" office:value-type="string">
            <text:p text:style-name="P8">0.002177 <text:span text:style-name="T1">[s]</text:span></text:p>
          </table:table-cell>
          <table:table-cell table:style-name="Tabela1.A2" office:value-type="string">
            <text:p text:style-name="P8">0.001215 <text:span text:style-name="T1">[s]</text:span></text:p>
          </table:table-cell>
          <table:table-cell table:style-name="Tabela1.D2" office:value-type="string">
            <text:p text:style-name="P8">0.054350 <text:span text:style-name="T1">[s]</text:span></text:p>
          </table:table-cell>
        </table:table-row>
        <table:table-row>
          <table:table-cell table:style-name="Tabela1.A2" office:value-type="string">
            <text:p text:style-name="P6">Posortowana rosnąco</text:p>
          </table:table-cell>
          <table:table-cell table:style-name="Tabela1.A2" office:value-type="string">
            <text:p text:style-name="P8">0.170556 <text:span text:style-name="T1">[s]</text:span></text:p>
          </table:table-cell>
          <table:table-cell table:style-name="Tabela1.A2" office:value-type="string">
            <text:p text:style-name="P8">0.000892 <text:span text:style-name="T1">[s]</text:span></text:p>
          </table:table-cell>
          <table:table-cell table:style-name="Tabela1.D2" office:value-type="string">
            <text:p text:style-name="P8">0.00003<text:span text:style-name="T1">0</text:span> <text:span text:style-name="T1">[s]</text:span></text:p>
          </table:table-cell>
        </table:table-row>
        <table:table-row>
          <table:table-cell table:style-name="Tabela1.A2" office:value-type="string">
            <text:p text:style-name="P6">Posortowana malejąco</text:p>
          </table:table-cell>
          <table:table-cell table:style-name="Tabela1.A2" office:value-type="string">
            <text:p text:style-name="P8">0.128206 <text:span text:style-name="T1">[s]</text:span></text:p>
          </table:table-cell>
          <table:table-cell table:style-name="Tabela1.A2" office:value-type="string">
            <text:p text:style-name="P8">0.000886 <text:span text:style-name="T1">[s]</text:span></text:p>
          </table:table-cell>
          <table:table-cell table:style-name="Tabela1.D2" office:value-type="string">
            <text:p text:style-name="P8">0.106852 <text:span text:style-name="T1">[s]</text:span></text:p>
          </table:table-cell>
        </table:table-row>
      </table:table>
      <text:p text:style-name="P2"/>
      <text:p text:style-name="P2"/>
      <text:p text:style-name="P4">WNIOSKI</text:p>
      <text:p text:style-name="P4"/>
      <text:p text:style-name="P5">Pewnym zwycięzcom pod względem całokształtu według mnie jest HeapSort, pokonuje każdy typ tabeli w bardzo optymalnym czasie i poza jednym przypadkiem najlepszym czasie. <text:span text:style-name="T2">Tym jednym przypadkiem jest Sortowanie przez wkładanie dla posortowanej już tabeli gdzie czas osiąga zaledwie 0, 00003 sekundy. Najgorzej z posortowanymi tabelami radzi sobie QuickSort który potrzebuje przynajmniej ponad 0,1 s żeby zakończyć działanie co w porównaniu do reszty jest dość kiepski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31:20.950536403</meta:creation-date>
    <dc:date>2018-11-19T15:46:18.174589597</dc:date>
    <meta:editing-duration>PT3M47S</meta:editing-duration>
    <meta:editing-cycles>1</meta:editing-cycles>
    <meta:document-statistic meta:table-count="1" meta:image-count="0" meta:object-count="0" meta:page-count="1" meta:paragraph-count="21" meta:word-count="127" meta:character-count="886" meta:non-whitespace-character-count="779"/>
    <meta:generator>LibreOffice/6.0.6.2$Linux_X86_64 LibreOffice_project/00m0$Build-2</meta:generator>
  </office:meta>
</office:document-meta>
</file>